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0.15" calcext:value-type="float">
            <text:p>0,1500</text:p>
          </table:table-cell>
          <table:table-cell office:value-type="float" office:value="0.1761" calcext:value-type="float">
            <text:p>0,1761</text:p>
          </table:table-cell>
          <table:table-cell table:formula="of:=([.B2]-[.B1])/([.A2]-[.A1])" office:value-type="float" office:value="2.715" calcext:value-type="float">
            <text:p>2,7150</text:p>
          </table:table-cell>
          <table:table-cell table:formula="of:=([.C2]-[.C1])/([.A3]-[.A1])" office:value-type="float" office:value="-7.37500000000005" calcext:value-type="float">
            <text:p>-7,3750</text:p>
          </table:table-cell>
          <table:table-cell table:formula="of:=([.D2]-[.D1])/([.A4]-[.A1])" office:value-type="float" office:value="18.7500000000015" calcext:value-type="float">
            <text:p>18,7500</text:p>
          </table:table-cell>
          <table:table-cell table:formula="of:=([.E2]-[.E1])/([.A5]-[.A1])" office:value-type="float" office:value="52.0833333333042" calcext:value-type="float">
            <text:p>52,0833</text:p>
          </table:table-cell>
          <table:table-cell table:formula="of:=([.F2]-[.F1])/([.A6]-[.A1])" office:value-type="float" office:value="-1822.91666666616" calcext:value-type="float">
            <text:p>-1822,9166666662</text:p>
          </table:table-cell>
          <table:table-cell table:formula="of:=([.G2]-[.G1])/([.A7]-[.A1])" office:value-type="float" office:value="26041.6666666582" calcext:value-type="float">
            <text:p>26041,6666666582</text:p>
          </table:table-cell>
          <table:table-cell table:formula="of:=([.H2]-[.H1])/([.A8]-[.A1:.A8])" office:value-type="float" office:value="-325520.833333199" calcext:value-type="float">
            <text:p>-325520,833333199</text:p>
          </table:table-cell>
          <table:table-cell table:formula="of:=([.I2]-[.I1])/([.A9]-[.A1])" office:value-type="float" office:value="3972129.2162679" calcext:value-type="float">
            <text:p>3972129,2162679</text:p>
          </table:table-cell>
        </table:table-row>
        <table:table-row table:style-name="ro1">
          <table:table-cell office:value-type="float" office:value="0.17" calcext:value-type="float">
            <text:p>0,1700</text:p>
          </table:table-cell>
          <table:table-cell office:value-type="float" office:value="0.2304" calcext:value-type="float">
            <text:p>0,2304</text:p>
          </table:table-cell>
          <table:table-cell table:formula="of:=([.B3]-[.B2])/([.A3]-[.A2])" office:value-type="float" office:value="2.42" calcext:value-type="float">
            <text:p>2,4200</text:p>
          </table:table-cell>
          <table:table-cell table:formula="of:=([.C3]-[.C2])/([.A4]-[.A2])" office:value-type="float" office:value="-6.24999999999996" calcext:value-type="float">
            <text:p>-6,2500</text:p>
          </table:table-cell>
          <table:table-cell table:formula="of:=([.D3]-[.D2])/([.A5]-[.A2])" office:value-type="float" office:value="22.9166666666658" calcext:value-type="float">
            <text:p>22,9167</text:p>
          </table:table-cell>
          <table:table-cell table:formula="of:=([.E3]-[.E2])/([.A6]-[.A2])" office:value-type="float" office:value="-130.208333333312" calcext:value-type="float">
            <text:p>-130,2083</text:p>
          </table:table-cell>
          <table:table-cell table:formula="of:=([.F3]-[.F2])/([.A7]-[.A2])" office:value-type="float" office:value="1302.08333333282" calcext:value-type="float">
            <text:p>1302,0833333328</text:p>
          </table:table-cell>
          <table:table-cell table:formula="of:=([.G3]-[.G2])/([.A8]-[.A2])" office:value-type="float" office:value="-19531.2499999897" calcext:value-type="float">
            <text:p>-19531,2499999897</text:p>
          </table:table-cell>
          <table:table-cell table:formula="of:=([.H3]-[.H2])/([.A9]-[.A2:.A9])" office:value-type="float" office:value="310019.841269666" calcext:value-type="float">
            <text:p>310019,841269666</text:p>
          </table:table-cell>
          <table:table-cell/>
        </table:table-row>
        <table:table-row table:style-name="ro1">
          <table:table-cell office:value-type="float" office:value="0.19" calcext:value-type="float">
            <text:p>0,1900</text:p>
          </table:table-cell>
          <table:table-cell office:value-type="float" office:value="0.2788" calcext:value-type="float">
            <text:p>0,2788</text:p>
          </table:table-cell>
          <table:table-cell table:formula="of:=([.B4]-[.B3])/([.A4]-[.A3])" office:value-type="float" office:value="2.17" calcext:value-type="float">
            <text:p>2,1700</text:p>
          </table:table-cell>
          <table:table-cell table:formula="of:=([.C4]-[.C3])/([.A5]-[.A3])" office:value-type="float" office:value="-4.87500000000001" calcext:value-type="float">
            <text:p>-4,8750</text:p>
          </table:table-cell>
          <table:table-cell table:formula="of:=([.D4]-[.D3])/([.A6]-[.A3])" office:value-type="float" office:value="12.5000000000009" calcext:value-type="float">
            <text:p>12,5000</text:p>
          </table:table-cell>
          <table:table-cell table:formula="of:=([.E4]-[.E3])/([.A7]-[.A3])" office:value-type="float" office:value="-0.0000000000293542967710891" calcext:value-type="float">
            <text:p>0,0000</text:p>
          </table:table-cell>
          <table:table-cell table:formula="of:=([.F4]-[.F3])/([.A8]-[.A3])" office:value-type="float" office:value="-1041.66666666594" calcext:value-type="float">
            <text:p>-1041,666666666</text:p>
          </table:table-cell>
          <table:table-cell table:formula="of:=([.G4]-[.G3])/([.A9]-[.A3])" office:value-type="float" office:value="23871.5277777636" calcext:value-type="float">
            <text:p>23871,5277777636</text:p>
          </table:table-cell>
          <table:table-cell table:number-columns-repeated="2"/>
        </table:table-row>
        <table:table-row table:style-name="ro1">
          <table:table-cell office:value-type="float" office:value="0.21" calcext:value-type="float">
            <text:p>0,2100</text:p>
          </table:table-cell>
          <table:table-cell office:value-type="float" office:value="0.3222" calcext:value-type="float">
            <text:p>0,3222</text:p>
          </table:table-cell>
          <table:table-cell table:formula="of:=([.B5]-[.B4])/([.A5]-[.A4])" office:value-type="float" office:value="1.975" calcext:value-type="float">
            <text:p>1,9750</text:p>
          </table:table-cell>
          <table:table-cell table:formula="of:=([.C5]-[.C4])/([.A6]-[.A4])" office:value-type="float" office:value="-4.12499999999995" calcext:value-type="float">
            <text:p>-4,1250</text:p>
          </table:table-cell>
          <table:table-cell table:formula="of:=([.D5]-[.D4])/([.A7]-[.A4])" office:value-type="float" office:value="12.4999999999985" calcext:value-type="float">
            <text:p>12,5000</text:p>
          </table:table-cell>
          <table:table-cell table:formula="of:=([.E5]-[.E4])/([.A8]-[.A4])" office:value-type="float" office:value="-104.166666666624" calcext:value-type="float">
            <text:p>-104,1667</text:p>
          </table:table-cell>
          <table:table-cell table:formula="of:=([.F5]-[.F4])/([.A9]-[.A4])" office:value-type="float" office:value="1822.91666666569" calcext:value-type="float">
            <text:p>1822,9166666657</text:p>
          </table:table-cell>
          <table:table-cell table:number-columns-repeated="3"/>
        </table:table-row>
        <table:table-row table:style-name="ro1">
          <table:table-cell office:value-type="float" office:value="0.23" calcext:value-type="float">
            <text:p>0,2300</text:p>
          </table:table-cell>
          <table:table-cell office:value-type="float" office:value="0.3617" calcext:value-type="float">
            <text:p>0,3617</text:p>
          </table:table-cell>
          <table:table-cell table:formula="of:=([.B6]-[.B5])/([.A6]-[.A5])" office:value-type="float" office:value="1.81" calcext:value-type="float">
            <text:p>1,8100</text:p>
          </table:table-cell>
          <table:table-cell table:formula="of:=([.C6]-[.C5])/([.A7]-[.A5])" office:value-type="float" office:value="-3.37500000000004" calcext:value-type="float">
            <text:p>-3,3750</text:p>
          </table:table-cell>
          <table:table-cell table:formula="of:=([.D6]-[.D5])/([.A8]-[.A5])" office:value-type="float" office:value="4.16666666666861" calcext:value-type="float">
            <text:p>4,1667</text:p>
          </table:table-cell>
          <table:table-cell table:formula="of:=([.E6]-[.E5])/([.A9]-[.A5])" office:value-type="float" office:value="78.124999999946" calcext:value-type="float">
            <text:p>78,1250</text:p>
          </table:table-cell>
          <table:table-cell table:number-columns-repeated="4"/>
        </table:table-row>
        <table:table-row table:style-name="ro1">
          <table:table-cell office:value-type="float" office:value="0.25" calcext:value-type="float">
            <text:p>0,2500</text:p>
          </table:table-cell>
          <table:table-cell office:value-type="float" office:value="0.3979" calcext:value-type="float">
            <text:p>0,3979</text:p>
          </table:table-cell>
          <table:table-cell table:formula="of:=([.B7]-[.B6])/([.A7]-[.A6])" office:value-type="float" office:value="1.675" calcext:value-type="float">
            <text:p>1,6750</text:p>
          </table:table-cell>
          <table:table-cell table:formula="of:=([.C7]-[.C6])/([.A8]-[.A6])" office:value-type="float" office:value="-3.12499999999992" calcext:value-type="float">
            <text:p>-3,1250</text:p>
          </table:table-cell>
          <table:table-cell table:formula="of:=([.D7]-[.D6])/([.A9]-[.A6])" office:value-type="float" office:value="10.4166666666643" calcext:value-type="float">
            <text:p>10,4167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0.27" calcext:value-type="float">
            <text:p>0,2700</text:p>
          </table:table-cell>
          <table:table-cell office:value-type="float" office:value="0.4314" calcext:value-type="float">
            <text:p>0,4314</text:p>
          </table:table-cell>
          <table:table-cell table:formula="of:=([.B8]-[.B7])/([.A8]-[.A7])" office:value-type="float" office:value="1.55" calcext:value-type="float">
            <text:p>1,5500</text:p>
          </table:table-cell>
          <table:table-cell table:formula="of:=([.C8]-[.C7])/([.A9]-[.A7])" office:value-type="float" office:value="-2.50000000000007" calcext:value-type="float">
            <text:p>-2,5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29" calcext:value-type="float">
            <text:p>0,2900</text:p>
          </table:table-cell>
          <table:table-cell office:value-type="float" office:value="0.4624" calcext:value-type="float">
            <text:p>0,4624</text:p>
          </table:table-cell>
          <table:table-cell table:formula="of:=([.B9]-[.B8])/([.A9]-[.A8])" office:value-type="float" office:value="1.45" calcext:value-type="float">
            <text:p>1,450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0.31" calcext:value-type="float">
            <text:p>0,3100</text:p>
          </table:table-cell>
          <table:table-cell office:value-type="float" office:value="0.4914" calcext:value-type="float">
            <text:p>0,4914</text:p>
          </table:table-cell>
          <table:table-cell table:number-columns-repeated="3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7:42:23.860821011</meta:creation-date>
    <dc:date>2017-11-12T17:58:14.808373205</dc:date>
    <meta:editing-duration>P0D</meta:editing-duration>
    <meta:editing-cycles>1</meta:editing-cycles>
    <meta:document-statistic meta:table-count="1" meta:cell-count="54" meta:object-count="0"/>
    <meta:generator>LibreOffice/5.1.6.2$Linux_X86_64 LibreOffice_project/10m0$Build-2</meta:generator>
  </office:meta>
</office:document-meta>
</file>